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2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20 pin ribbon connector with reversed cables for carriage breakout board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 for Type A Machin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2b_Green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2a_Blue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1b_Black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1a_Red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2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therm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fan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1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aux</text:p>
          </table:table-cell>
          <table:table-cell table:style-name="ce10"/>
          <table:table-cell table:style-name="ce14" table:number-columns-repeated="248"/>
        </table:table-row>
        <table:table-row table:style-name="ro2">
          <table:table-cell table:style-name="ce4" office:value-type="string">
            <text:p>2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/>
          <table:table-cell table:style-name="ce14" table:number-columns-repeated="248"/>
        </table:table-row>
        <table:table-row table:style-name="ro2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6-17T12:37:43</dc:date>
    <dc:language>de-DE</dc:language>
    <meta:editing-cycles>13</meta:editing-cycles>
    <meta:editing-duration>PT30M38S</meta:editing-duration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